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language="en" fo:country="none" style:font-name-complex="Calibri1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officeooo:rsid="000c6d05" officeooo:paragraph-rsid="000c6d05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language="en" fo:country="none" officeooo:rsid="000c6d05" officeooo:paragraph-rsid="000c6d05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language="en" fo:country="none" style:font-name-complex="Calibri1"/>
    </style:style>
    <style:style style:name="T1" style:family="text">
      <style:text-properties style:font-name="Calibri" fo:language="en" fo:country="none" style:font-name-complex="Calibri1"/>
    </style:style>
    <style:style style:name="T2" style:family="text">
      <style:text-properties officeooo:rsid="000e5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addictivetips.com/ubuntu-linux-tips/access-microsoft-onedrive-on-linux/" text:style-name="Internet_20_link" text:visited-style-name="Visited_20_Internet_20_Link"><text:span text:style-name="T1">https://www.addictivetips.com/ubuntu-linux-tips/access-microsoft-onedrive-on-linux/</text:span></text:a></text:p>
      <text:p text:style-name="P3">link for how to install one drive and and sync with onedrive server.</text:p>
      <text:p text:style-name="P1"/>
      <text:p text:style-name="P1"/>
      <text:p text:style-name="P1"/>
      <text:p text:style-name="P1"><text:bookmark text:name="_GoBack"/>#!/bin/bash</text:p>
      <text:p text:style-name="P1"/>
      <text:p text:style-name="P1">DATE=$(date +%Y-%m-%d)</text:p>
      <text:p text:style-name="P1">ctime=`date +"%T"`</text:p>
      <text:p text:style-name="P1">btime=`date +"%T" --date '-150 min'`</text:p>
      <text:p text:style-name="P1">echo $ctime</text:p>
      <text:p text:style-name="P1">echo $btime</text:p>
      <text:p text:style-name="P1">echo $DATE</text:p>
      <text:p text:style-name="P1">file=$(aws s3 ls s3://<text:span text:style-name="T2">lakshman</text:span> | awk '$1 &gt;= DATE' | awk '$2 &gt;="'$btime'"' | awk '$2 &lt;="'$ctime'"' | sort | <text:s/>awk '{print $4}' &gt; /home/ubuntu/s3obj.txt)</text:p>
      <text:p text:style-name="P1">echo $file</text:p>
      <text:p text:style-name="P1">for i in $(cat /home/ubuntu/s3obj.txt)</text:p>
      <text:p text:style-name="P1">do</text:p>
      <text:p text:style-name="P1"><text:s text:c="4"/>aws s3 cp s3://<text:span text:style-name="T2">lakshman</text:span>/"$i" /home/ubuntu/OneDrive</text:p>
      <text:p text:style-name="P1">done</text:p>
      <text:p text:style-name="P1">#aws s3 cp s3://<text:span text:style-name="T2">lakshman</text:span>/$file /home/ubuntu/<text:span text:style-name="T2">lucky</text:span></text:p>
      <text:p text:style-name="P1">ex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anandareddy chagam</meta:initial-creator>
    <meta:editing-cycles>3</meta:editing-cycles>
    <meta:creation-date>2018-01-31T18:17:00</meta:creation-date>
    <dc:date>2018-05-19T16:49:03.924408423</dc:date>
    <meta:editing-duration>PT4M4S</meta:editing-duration>
    <meta:generator>LibreOffice/5.1.6.2$Linux_X86_64 LibreOffice_project/10m0$Build-2</meta:generator>
    <meta:document-statistic meta:table-count="0" meta:image-count="0" meta:object-count="0" meta:page-count="1" meta:paragraph-count="17" meta:word-count="76" meta:character-count="581" meta:non-whitespace-character-count="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